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42000002737DDF239B456768C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P1" style:family="paragraph" style:parent-style-name="Title" style:master-page-name="MP0">
      <style:paragraph-properties style:page-number="auto" fo:break-before="page"/>
    </style:style>
    <style:style style:name="P2" style:family="paragraph" style:parent-style-name="Text_20_body">
      <style:text-properties officeooo:paragraph-rsid="0005dc66"/>
    </style:style>
    <style:style style:name="P3" style:family="paragraph" style:parent-style-name="Text_20_body">
      <style:text-properties officeooo:paragraph-rsid="00067e6a"/>
    </style:style>
    <style:style style:name="T1" style:family="text">
      <style:text-properties style:language-complex="ar" style:country-complex="SA"/>
    </style:style>
    <style:style style:name="T2" style:family="text">
      <style:text-properties officeooo:rsid="0003de62"/>
    </style:style>
    <style:style style:name="T3" style:family="text">
      <style:text-properties officeooo:rsid="0005dc66"/>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2555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Arduino Build Process</text:p>
      <text:p text:style-name="Text_20_body"/>
      <text:p text:style-name="Text_20_body"><draw:frame draw:style-name="fr1" draw:name="Image1" text:anchor-type="paragraph" svg:x="-0.3602in" svg:y="1.1945in" svg:width="3.6098in" style:rel-width="scale" svg:height="6.5311in" style:rel-height="scale" draw:z-index="0"><draw:image xlink:href="Pictures/1000020100000142000002737DDF239B456768C7.png" xlink:type="simple" xlink:show="embed" xlink:actuate="onLoad"/></draw:frame>When we press the 'upload' button, the following process is executed to <text:span text:style-name="T2">make</text:span> the human readable code we've written <text:span text:style-name="T2">run</text:span> on the Arduino. <text:line-break/><text:line-break/></text:p>
      <text:p text:style-name="Text_20_body"/>
      <text:p text:style-name="Text_20_body">1) The sketch files, included libraries, and standard libraries are all passed to the compiler. Often <text:span text:style-name="T3">programs</text:span> are just a single file, but we can spread them out over multiple files if the situation calls for it. The ‘included libraries’ are the ones we've manually linked into our sketch. The ‘standard libraries’ are the low level features that are included in every sketch.</text:p>
      <text:p text:style-name="Text_20_body"/>
      <text:p text:style-name="Text_20_body">2) The compiler checks to make sure there are no errors, and then compiles all of the human readable source files into a single, machine readable hex (binary) file.</text:p>
      <text:p text:style-name="Text_20_body"/>
      <text:p text:style-name="Text_20_body"/>
      <text:p text:style-name="P3">3) A program called AVR sends the hex file over the USB connection to the Arduino, with instructions for the Arduino to write this hex file into program memory.</text:p>
      <text:p text:style-name="P3"/>
      <text:p text:style-name="P3"/>
      <text:p text:style-name="P3"/>
      <text:p text:style-name="P3"/>
      <text:p text:style-name="P3">4) <text:span text:style-name="T3">L</text:span>ow level code already running on the Arduino, takes that hex file that was sent over USB and writes it to program memory, where it will be executed by the Arduino after a rest.</text:p>
      <text:p text:style-name="P2"/>
      <text:p text:style-name="P2"><text:span text:style-name="T3">5) The Arduino is reset and the new application code begins running right awa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Andale Sans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02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Andale Sans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Default_20_Paragraph_20_Font" style:display-name="Default Paragraph Font"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1.2$Windows_x86 LibreOffice_project/31dd62db80d4e60af04904455ec9c9219178d620</meta:generator>
    <meta:initial-creator>Geocoder</meta:initial-creator>
    <meta:creation-date>2009-04-16T11:32:00Z</meta:creation-date>
    <dc:date>2017-04-30T16:56:50.860000000</dc:date>
    <meta:editing-cycles>4</meta:editing-cycles>
    <meta:editing-duration>PT33M20S</meta:editing-duration>
    <meta:document-statistic meta:table-count="0" meta:image-count="1" meta:object-count="0" meta:page-count="1" meta:paragraph-count="7" meta:word-count="197" meta:character-count="1121" meta:non-whitespace-character-count="928"/>
    <meta:user-defined meta:name="Info 1"/>
    <meta:user-defined meta:name="Info 2"/>
    <meta:user-defined meta:name="Info 3"/>
    <meta:user-defined meta:name="Info 4"/>
    <meta:template xlink:type="simple" xlink:actuate="onRequest" xlink:title="" xlink:href="Normal.dotm"/>
  </office:meta>
</office:document-meta>
</file>